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text-properties officeooo:rsid="00016add" officeooo:paragraph-rsid="00016add"/>
    </style:style>
    <style:style style:name="P2" style:family="paragraph" style:parent-style-name="Standard">
      <style:paragraph-properties fo:text-align="start" style:justify-single-word="false"/>
      <style:text-properties fo:font-size="15pt" officeooo:rsid="00016add" officeooo:paragraph-rsid="00016add" style:font-size-asian="15pt" style:font-size-complex="15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5pt" officeooo:rsid="00016add" officeooo:paragraph-rsid="00016add" style:font-size-asian="15pt" style:font-size-complex="15pt"/>
    </style:style>
    <style:style style:name="T1" style:family="text">
      <style:text-properties style:font-name="sans-serif"/>
    </style:style>
    <style:style style:name="T2" style:family="text">
      <style:text-properties style:font-name="sans-serif" fo:font-size="54.75pt"/>
    </style:style>
    <style:style style:name="T3" style:family="text">
      <style:text-properties style:font-name="sans-serif" fo:font-size="30pt"/>
    </style:style>
    <style:style style:name="T4" style:family="text">
      <style:text-properties style:font-name="sans-serif" fo:font-size="30.75pt"/>
    </style:style>
    <style:style style:name="T5" style:family="text">
      <style:text-properties style:font-name="sans-serif" fo:font-size="11pt" style:font-size-asian="11pt" style:font-size-complex="11pt"/>
    </style:style>
    <style:style style:name="T6" style:family="text">
      <style:text-properties style:font-name="sans-serif" fo:font-style="italic" style:font-style-asian="italic" style:font-style-complex="italic"/>
    </style:style>
    <style:style style:name="T7" style:family="text">
      <style:text-properties style:font-name="sans-serif" fo:font-style="normal" style:font-style-asian="normal" style:font-style-complex="normal"/>
    </style:style>
    <style:style style:name="T8" style:family="text">
      <style:text-properties style:font-name="sans-serif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style:font-name="sans-serif" style:text-underline-style="solid" style:text-underline-width="auto" style:text-underline-color="font-color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color="#c9211e" loext:opacity="100%"/>
    </style:style>
    <style:style style:name="T12" style:family="text">
      <style:text-properties fo:color="#c9211e" loext:opacity="100%" style:font-name="sans-serif"/>
    </style:style>
    <style:style style:name="T13" style:family="text">
      <style:text-properties fo:color="#c9211e" loext:opacity="100%" style:font-name="sans-serif" style:text-underline-style="solid" style:text-underline-width="auto" style:text-underline-color="font-color"/>
    </style:style>
    <style:style style:name="T14" style:family="text">
      <style:text-properties fo:color="#2a6099" loext:opacity="100%"/>
    </style:style>
    <style:style style:name="T15" style:family="text">
      <style:text-properties fo:color="#2a6099" loext:opacity="100%" style:font-name="sans-serif"/>
    </style:style>
    <style:style style:name="T16" style:family="text">
      <style:text-properties fo:color="#2a6099" loext:opacity="100%" style:font-name="sans-serif" fo:font-weight="bold" style:font-weight-asian="bold" style:font-weight-complex="bold"/>
    </style:style>
    <style:style style:name="T17" style:family="text">
      <style:text-properties fo:color="#2a6099" loext:opacity="100%" style:font-name="sans-serif" style:text-underline-style="solid" style:text-underline-width="auto" style:text-underline-color="font-color"/>
    </style:style>
    <style:style style:name="T18" style:family="text">
      <style:text-properties fo:color="#2a6099" loext:opacity="100%"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page44R_mcid5"/><text:line-break/><text:bookmark text:name="page44R_mcid10"/><text:line-break/><text:span text:style-name="T16">Informática</text:span><text:bookmark text:name="page44R_mcid11"/><text:line-break/> <text:s text:c="73"/><text:span text:style-name="T5">Origem:</text:span><text:bookmark text:name="page44R_mcid12"/><text:span text:style-name="T10"> </text:span><text:span text:style-name="T5">Wikipédia,</text:span><text:bookmark text:name="page44R_mcid13"/><text:span text:style-name="T10"> </text:span><text:span text:style-name="T5">a</text:span><text:bookmark text:name="page44R_mcid14"/><text:span text:style-name="T10"> </text:span><text:span text:style-name="T5">enciclopédia</text:span><text:bookmark text:name="page44R_mcid15"/><text:span text:style-name="T10"> </text:span><text:span text:style-name="T5">livre.</text:span><text:bookmark text:name="page44R_mcid16"/><text:line-break/><text:span text:style-name="T8">Informática</text:span><text:bookmark text:name="page44R_mcid17"/> <text:span text:style-name="T1">é</text:span><text:bookmark text:name="page44R_mcid18"/> <text:span text:style-name="T1">um termo usado para</text:span><text:bookmark text:name="page44R_mcid19"/> <text:span text:style-name="T1">descrever</text:span><text:bookmark text:name="page44R_mcid20"/> <text:span text:style-name="T1">o</text:span><text:bookmark text:name="page44R_mcid21"/> <text:span text:style-name="T1">conjunto</text:span><text:bookmark text:name="page44R_mcid22"/> <text:span text:style-name="T1">das</text:span><text:bookmark text:name="page44R_mcid23"/> <text:span text:style-name="T17">ciências</text:span><text:span text:style-name="T1"> relacionadas ao </text:span><text:span text:style-name="T17">armazenamento</text:span><text:span text:style-name="T1">, transmissão</text:span><text:bookmark text:name="page44R_mcid25"/> <text:span text:style-name="T1">e</text:span><text:bookmark text:name="page44R_mcid26"/> <text:span text:style-name="T1">processamento</text:span><text:bookmark text:name="page44R_mcid27"/> <text:span text:style-name="T1">de</text:span><text:bookmark text:name="page44R_mcid28"/> <text:span text:style-name="T1">informações</text:span><text:bookmark text:name="page44R_mcid29"/> <text:span text:style-name="T1">em meios </text:span><text:span text:style-name="T17">digitais</text:span><text:span text:style-name="T1">,</text:span><text:bookmark text:name="page44R_mcid31"/> <text:span text:style-name="T1">estando</text:span><text:bookmark text:name="page44R_mcid32"/> <text:span text:style-name="T1">incluídas neste grupo:</text:span><text:bookmark text:name="page44R_mcid33"/> <text:span text:style-name="T1">a</text:span><text:bookmark text:name="page44R_mcid34"/> <text:span text:style-name="T15">ciência</text:span><text:bookmark text:name="page44R_mcid35"/><text:span text:style-name="T14"> </text:span><text:span text:style-name="T15">da</text:span><text:bookmark text:name="page44R_mcid36"/><text:span text:style-name="T14"> </text:span><text:span text:style-name="T15">computação</text:span><text:span text:style-name="T1">,</text:span><text:bookmark text:name="page44R_mcid37"/> <text:span text:style-name="T1">a</text:span><text:bookmark text:name="page44R_mcid38"/> <text:span text:style-name="T17">teoria da informação</text:span><text:span text:style-name="T1">,</text:span><text:bookmark text:name="page44R_mcid40"/> <text:span text:style-name="T1">o</text:span><text:bookmark text:name="page44R_mcid41"/> <text:span text:style-name="T1">processo de</text:span><text:bookmark text:name="page44R_mcid42"/> <text:span text:style-name="T1">cálculo,</text:span><text:bookmark text:name="page44R_mcid43"/> <text:span text:style-name="T1">a</text:span><text:bookmark text:name="page44R_mcid44"/> <text:span text:style-name="T1">análise</text:span><text:bookmark text:name="page44R_mcid45"/> <text:span text:style-name="T1">numérica</text:span><text:bookmark text:name="page44R_mcid46"/> <text:span text:style-name="T1">e</text:span><text:bookmark text:name="page44R_mcid47"/> <text:span text:style-name="T1">os</text:span><text:bookmark text:name="page44R_mcid48"/> <text:span text:style-name="T1">métodos teóricos</text:span><text:bookmark text:name="page44R_mcid49"/> <text:span text:style-name="T1">da</text:span><text:bookmark text:name="page44R_mcid50"/><text:line-break/><text:span text:style-name="T1">representação</text:span><text:bookmark text:name="page44R_mcid51"/> <text:span text:style-name="T1">dos</text:span><text:bookmark text:name="page44R_mcid52"/> <text:span text:style-name="T1">conhecimentos</text:span><text:bookmark text:name="page44R_mcid53"/> <text:span text:style-name="T1">e da</text:span><text:bookmark text:name="page44R_mcid54"/> <text:span text:style-name="T1">modelagem</text:span><text:bookmark text:name="page44R_mcid55"/> <text:span text:style-name="T1">dos</text:span><text:bookmark text:name="page44R_mcid56"/> <text:span text:style-name="T1">problemas. Mas também pode ser entendida como ciência que estuda</text:span><text:bookmark text:name="page44R_mcid58"/> <text:span text:style-name="T1">o</text:span><text:bookmark text:name="page44R_mcid59"/> <text:span text:style-name="T1">conjunto</text:span><text:bookmark text:name="page44R_mcid60"/> <text:span text:style-name="T1">de</text:span><text:bookmark text:name="page44R_mcid61"/> <text:span text:style-name="T1">informações</text:span><text:bookmark text:name="page44R_mcid62"/> <text:span text:style-name="T1">e conhecimentos</text:span><text:bookmark text:name="page44R_mcid64"/> <text:span text:style-name="T1">por</text:span><text:bookmark text:name="page44R_mcid65"/> <text:span text:style-name="T1">meios</text:span><text:bookmark text:name="page44R_mcid66"/> </text:p>
      <text:p text:style-name="P2"><text:span text:style-name="T1">digitais.</text:span></text:p>
      <text:p text:style-name="P2"><text:span text:style-name="T1">O</text:span><text:bookmark text:name="page44R_mcid68"/> <text:span text:style-name="T1">termo informática,</text:span><text:bookmark text:name="page44R_mcid69"/> <text:span text:style-name="T1">é</text:span><text:bookmark text:name="page44R_mcid70"/> <text:span text:style-name="T1">tratado</text:span><text:bookmark text:name="page44R_mcid71"/> <text:span text:style-name="T1">em </text:span><text:span text:style-name="T17">Portugal</text:span><text:span text:style-name="T1"> como </text:span><text:span text:style-name="T17">sinônimo</text:span><text:bookmark text:name="page44R_mcid72"/> <text:span text:style-name="T1">da ciência</text:span><text:bookmark text:name="page44R_mcid74"/> <text:span text:style-name="T1">da computação,</text:span><text:bookmark text:name="page44R_mcid76"/> <text:span text:style-name="T1">e no</text:span><text:bookmark text:name="page44R_mcid77"/> <text:span text:style-name="T17">Brasil</text:span><text:bookmark text:name="page44R_mcid78"/> <text:span text:style-name="T1">é</text:span><text:bookmark text:name="page44R_mcid79"/> <text:span text:style-name="T1">habitualmente usado para rever especificamente</text:span><text:bookmark text:name="page44R_mcid80"/> <text:span text:style-name="T1">o processo de</text:span><text:bookmark text:name="page44R_mcid82"/> <text:span text:style-name="T1">tratamento</text:span><text:bookmark text:name="page44R_mcid83"/> <text:span text:style-name="T1">da</text:span><text:bookmark text:name="page44R_mcid84"/> <text:span text:style-name="T1">informação por meio</text:span><text:bookmark text:name="page44R_mcid85"/> <text:span text:style-name="T1">de</text:span><text:bookmark text:name="page44R_mcid86"/> <text:span text:style-name="T17">máquinas</text:span><text:span text:style-name="T1"> eletrônicas definidas como </text:span><text:span text:style-name="T17">computadores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9T09:13:01.096455619</meta:creation-date>
    <dc:date>2023-04-19T09:25:03.644057807</dc:date>
    <meta:editing-duration>PT12M5S</meta:editing-duration>
    <meta:editing-cycles>1</meta:editing-cycles>
    <meta:document-statistic meta:table-count="0" meta:image-count="0" meta:object-count="0" meta:page-count="1" meta:paragraph-count="3" meta:word-count="114" meta:character-count="857" meta:non-whitespace-character-count="669"/>
    <meta:generator>LibreOffice/7.4.5.1$Linux_X86_64 LibreOffice_project/40$Build-1</meta:generator>
  </office:meta>
</office:document-meta>
</file>